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3.361cm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8cm" fo:min-width="0cm" fo:padding-top="0.109cm" fo:padding-bottom="0cm" fo:padding-left="0cm" fo:padding-right="0cm" fo:wrap-option="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2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middle" fo:min-height="13.366cm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1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98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9.92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11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line-height="93%" fo:text-indent="0cm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5" style:family="paragraph">
      <style:paragraph-properties fo:margin-left="0cm" fo:margin-right="0cm" fo:margin-top="0.502cm" fo:margin-bottom="0cm" fo:line-height="93%" fo:text-indent="0cm" style:punctuation-wrap="simple" style:line-break="strict">
        <style:tab-stops>
          <style:tab-stop style:position="1.177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  <style:tab-stop style:position="25.17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6" style:family="paragraph">
      <style:paragraph-properties fo:margin-left="1.199cm" fo:margin-right="0cm" fo:margin-top="0.502cm" fo:margin-bottom="0cm" fo:line-height="93%" fo:text-indent="-0.878cm" style:punctuation-wrap="simple" style:line-break="strict">
        <style:tab-stops>
          <style:tab-stop style:position="0cm"/>
          <style:tab-stop style:position="1.177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  <style:tab-stop style:position="25.17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margin-left="0cm" fo:margin-right="0cm" fo:margin-top="0.502cm" fo:margin-bottom="0cm" fo:line-height="93%" fo:text-indent="0cm" style:punctuation-wrap="simple" style:line-break="strict">
        <style:tab-stops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8" style:family="paragraph">
      <style:paragraph-properties fo:margin-left="0cm" fo:margin-right="0cm" fo:margin-top="0.502cm" fo:margin-bottom="0cm" fo:line-height="93%" fo:text-indent="0cm" style:punctuation-wrap="simple" style:line-break="strict">
        <style:tab-stops>
          <style:tab-stop style:position="0cm"/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margin-left="2.063cm" fo:margin-right="0cm" fo:margin-top="0.401cm" fo:margin-bottom="0cm" fo:line-height="93%" fo:text-indent="-0.767cm" style:punctuation-wrap="simple" style:line-break="strict">
        <style:tab-stops>
          <style:tab-stop style:position="0cm"/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0" style:family="paragraph">
      <style:paragraph-properties fo:margin-left="1.199cm" fo:margin-right="0cm" fo:margin-top="0.502cm" fo:margin-bottom="0cm" fo:line-height="93%" fo:text-indent="-0.873cm" style:punctuation-wrap="simple" style:line-break="strict">
        <style:tab-stops>
          <style:tab-stop style:position="0cm"/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style:paragraph-properties fo:margin-left="0cm" fo:margin-right="0cm" fo:margin-top="0.502cm" fo:margin-bottom="0cm" fo:text-indent="0cm" style:punctuation-wrap="simple" style:line-break="strict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2" style:family="paragraph">
      <style:paragraph-properties fo:margin-left="0cm" fo:margin-right="0cm" fo:margin-top="0.401cm" fo:margin-bottom="0cm" fo:text-indent="0cm" style:punctuation-wrap="simple" style:line-break="strict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3" style:family="paragraph">
      <style:paragraph-properties fo:margin-left="2.063cm" fo:margin-right="0cm" fo:margin-top="0.401cm" fo:margin-bottom="0cm" fo:text-indent="-0.771cm" style:punctuation-wrap="simple" style:line-break="strict">
        <style:tab-stops>
          <style:tab-stop style:position="0cm"/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4" style:family="paragraph">
      <style:paragraph-properties fo:margin-left="0.952cm" fo:margin-right="0cm" fo:margin-top="0.502cm" fo:margin-bottom="0cm" fo:line-height="93%" fo:text-indent="-0.93cm" style:punctuation-wrap="simple" style:line-break="strict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5" style:family="paragraph">
      <style:paragraph-properties fo:margin-left="0.952cm" fo:margin-right="0cm" fo:margin-top="0.502cm" fo:margin-bottom="0cm" fo:line-height="93%" fo:text-align="center" fo:text-indent="-0.93cm" style:punctuation-wrap="simple" style:line-break="strict" style:writing-mode="lr-tb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6" style:family="paragraph">
      <style:paragraph-properties fo:margin-left="0.948cm" fo:margin-right="0cm" fo:margin-top="0cm" fo:margin-bottom="0cm" fo:line-height="100%" fo:text-align="start" fo:text-indent="0cm" style:punctuation-wrap="simple" style:line-break="strict" style:writing-mode="lr-tb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7" style:family="paragraph">
      <style:paragraph-properties fo:margin-left="0cm" fo:margin-right="0cm" fo:margin-top="0.502cm" fo:margin-bottom="0cm" fo:line-height="93%" fo:text-align="start" fo:text-indent="0cm" style:punctuation-wrap="simple" style:line-break="strict" style:writing-mode="lr-tb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language="en" fo:country="IE" style:language-asian="en" style:country-asian="IE" style:language-complex="en" style:country-complex="IE"/>
    </style:style>
    <style:style style:name="T2" style:family="text">
      <style:text-properties fo:font-size="28pt" fo:language="en" fo:country="IE" style:font-size-asian="28pt" style:language-asian="en" style:country-asian="IE" style:font-size-complex="28pt" style:language-complex="en" style:country-complex="IE"/>
    </style:style>
    <style:style style:name="T3" style:family="text">
      <style:text-properties fo:color="#000000" loext:opacity="100%" fo:language="en" fo:country="IE" style:language-asian="en" style:country-asian="IE" style:language-complex="en" style:country-complex="IE"/>
    </style:style>
    <style:style style:name="T4" style:family="text">
      <style:text-properties fo:color="#000000" loext:opacity="100%" fo:font-size="26pt" fo:language="en" fo:country="IE" style:font-size-asian="26pt" style:language-asian="en" style:country-asian="IE" style:font-size-complex="26pt" style:language-complex="en" style:country-complex="IE"/>
    </style:style>
    <style:style style:name="T5" style:family="text">
      <style:text-properties fo:color="#ccccff" loext:opacity="100%" fo:font-size="20pt" fo:language="en" fo:country="IE" style:text-underline-style="solid" style:text-underline-width="auto" style:text-underline-color="font-color" style:font-size-asian="20pt" style:language-asian="en" style:country-asian="IE" style:font-size-complex="20pt" style:language-complex="en" style:country-complex="IE"/>
    </style:style>
    <style:style style:name="T6" style:family="text">
      <style:text-properties fo:language="en" fo:country="IE" fo:font-weight="bold" style:language-asian="en" style:country-asian="IE" style:font-weight-asian="bold" style:language-complex="en" style:country-complex="IE" style:font-weight-complex="bold"/>
    </style:style>
    <style:style style:name="T7" style:family="text">
      <style:text-properties style:font-name="Courier New" fo:font-size="16pt" fo:language="en" fo:country="IE" style:font-size-asian="16pt" style:language-asian="en" style:country-asian="IE" style:font-size-complex="16pt" style:language-complex="en" style:country-complex="IE"/>
    </style:style>
    <style:style style:name="T8" style:family="text">
      <style:text-properties style:font-name="Courier New" fo:font-size="16pt" fo:language="en" fo:country="IE" fo:font-weight="bold" style:font-size-asian="16pt" style:language-asian="en" style:country-asian="IE" style:font-weight-asian="bold" style:font-size-complex="16pt" style:language-complex="en" style:country-complex="IE" style:font-weight-complex="bold"/>
    </style:style>
    <style:style style:name="T9" style:family="text">
      <style:text-properties style:font-name="Courier New" fo:font-size="14pt" fo:language="en" fo:country="IE" style:font-size-asian="14pt" style:language-asian="en" style:country-asian="IE" style:font-size-complex="14pt" style:language-complex="en" style:country-complex="IE"/>
    </style:style>
    <style:style style:name="T10" style:family="text">
      <style:text-properties fo:font-size="48pt" fo:language="en" fo:country="IE" style:font-size-asian="48pt" style:language-asian="en" style:country-asian="IE" style:font-size-complex="48pt" style:language-complex="en" style:country-complex="IE"/>
    </style:style>
    <style:style style:name="T11" style:family="text">
      <style:text-properties fo:font-size="32pt" fo:language="en" fo:country="IE" style:font-size-asian="32pt" style:language-asian="en" style:country-asian="IE" style:font-size-complex="32pt" style:language-complex="en" style:country-complex="I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">
        <style:list-level-properties text:min-label-width="0.93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54cm" text:min-label-width="1.565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3cm" svg:height="3.501cm" svg:x="1.604cm" svg:y="8.201cm" presentation:class="title" presentation:user-transformed="true">
          <draw:text-box>
            <text:list text:style-name="L1">
              <text:list-header>
                <text:p text:style-name="P1"><text:span text:style-name="T1">TLSv1.3</text:span><text:span text:style-name="T1"><text:line-break/></text:span><text:span text:style-name="T2">...quite a big change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4"><text:span text:style-name="T3">TLSv1.3</text:span></text:p>
              </text:list-header>
            </text:list>
          </draw:text-box>
        </draw:frame>
        <draw:frame presentation:style-name="pr4" draw:text-style-name="P2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5"><text:span text:style-name="T3">Administrivia</text:span></text:p>
              </text:list-item>
              <text:list-item>
                <text:p text:style-name="P5"><text:span text:style-name="T3">Process</text:span></text:p>
              </text:list-item>
              <text:list-item>
                <text:p text:style-name="P5"><text:span text:style-name="T3">Protocol</text:span></text:p>
              </text:list-item>
              <text:list-item>
                <text:p text:style-name="P5"><text:span text:style-name="T3">Issues</text:span></text:p>
              </text:list-item>
            </text:list>
            <text:list text:style-name="L3">
              <text:list-header>
                <text:p text:style-name="P6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2" presentation:class="page"/>
          <draw:frame presentation:style-name="pr5" draw:text-style-name="P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4"><text:span text:style-name="T3">Administrivia</text:span></text:p>
              </text:list-header>
            </text:list>
          </draw:text-box>
        </draw:frame>
        <draw:frame presentation:style-name="pr6" draw:text-style-name="P2" draw:layer="layout" svg:width="25.197cm" svg:height="12.179cm" svg:x="1cm" svg:y="4.819cm" presentation:class="outline" presentation:user-transformed="true">
          <draw:text-box>
            <text:list text:style-name="L4">
              <text:list-item>
                <text:p text:style-name="P7"><text:span text:style-name="T4">TLSv1.3 = RFC8446</text:span></text:p>
              </text:list-item>
              <text:list-item>
                <text:p text:style-name="P7"><text:span text:style-name="T4">Took 4 years to get done</text:span></text:p>
              </text:list-item>
              <text:list-item>
                <text:p text:style-name="P7"><text:span text:style-name="T4">160 pages (eek!) - do not ignore Apendices C,D and E!</text:span></text:p>
              </text:list-item>
              <text:list-item>
                <text:p text:style-name="P7"><text:span text:style-name="T4">Written for implementers – you may need to read it more than once (some less clear forward references), but it’s pretty readable really</text:span></text:p>
              </text:list-item>
            </text:list>
            <text:list text:style-name="L5">
              <text:list-header>
                <text:p text:style-name="P8"><text:span text:style-name="T4">List of implementations at:</text:span><text:span text:style-name="T4"><text:line-break/></text:span><text:span text:style-name="T5"><text:a xlink:href="https://github.com/tlswg/tlswg-wiki/blob/master/IMPLEMENTATIONS.md" xlink:type="simple">https://github.com/tlswg/tlswg-wiki/blob/master/IMPLEMENTATIONS.md</text:a></text:span></text:p>
                <text:p text:style-name="P8"><text:span text:style-name="T3"/></text:p>
              </text:list-header>
            </text:list>
            <text:list text:style-name="L6">
              <text:list-item>
                <text:list>
                  <text:list-header>
                    <text:p text:style-name="P9"><text:span text:style-name="T1"/></text:p>
                  </text:list-header>
                </text:list>
              </text:list-item>
            </text:list>
            <text:list text:style-name="L3">
              <text:list-header>
                <text:p text:style-name="P10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3" presentation:class="page"/>
          <draw:frame presentation:style-name="pr5" draw:text-style-name="P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Process</text:span></text:p>
              </text:list-header>
            </text:list>
          </draw:text-box>
        </draw:frame>
        <draw:frame presentation:style-name="pr7" draw:text-style-name="P2" draw:layer="layout" svg:width="25.193cm" svg:height="12.176cm" svg:x="1.397cm" svg:y="4.912cm" presentation:class="outline" presentation:user-transformed="true">
          <draw:text-box>
            <text:list text:style-name="L7">
              <text:list-item>
                <text:p text:style-name="P11"><text:span text:style-name="T1">Work started in 2014, motivations included TLS attacks seen in theory and in the wild and Snowdonia</text:span></text:p>
              </text:list-item>
              <text:list-item>
                <text:p text:style-name="P11"><text:span text:style-name="T1">Represents a </text:span><text:span text:style-name="T6">major</text:span><text:span text:style-name="T1"> change in the protocol - version numbering bikeshed was well painted</text:span></text:p>
              </text:list-item>
              <text:list-item>
                <text:p text:style-name="P11"><text:span text:style-name="T1">Academic cryptographers worked closely with implementers to (hopefully!) ensure we don’t see the same crypto/protocol failures in future</text:span></text:p>
              </text:list-item>
              <text:list-item>
                <text:p text:style-name="P11"><text:span text:style-name="T1">Two academic workshops were held and the protocol design was modified numerous times to better match cryptographic theory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">2016 TRON: </text:span><text:span text:style-name="T1"><text:a xlink:href="https://www.ndss-symposium.org/ndss2016/tron-workshop-programme/" xlink:type="simple">https://www.ndss-symposium.org/ndss2016/tron-workshop-programme/</text:a></text:span><text:span text:style-name="T1"><text:s/></text:span></text:p>
                  </text:list-item>
                  <text:list-item>
                    <text:p text:style-name="P12"><text:span text:style-name="T1">2017 TLS-DIV: </text:span><text:span text:style-name="T1"><text:a xlink:href="https://www.mitls.org/tls:div/" xlink:type="simple">https://www.mitls.org/tls:div/</text:a></text:span><text:span text:style-name="T1"><text:s text:c="2"/>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3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4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Major Changes</text:span></text:p>
              </text:list-header>
            </text:list>
          </draw:text-box>
        </draw:frame>
        <draw:frame presentation:style-name="pr7" draw:text-style-name="P2" draw:layer="layout" svg:width="25.193cm" svg:height="12.176cm" svg:x="1.397cm" svg:y="4.912cm" presentation:class="outline" presentation:user-transformed="true">
          <draw:text-box>
            <text:list text:style-name="L7">
              <text:list-item>
                <text:p text:style-name="P11"><text:span text:style-name="T1"><text:s/></text:span><text:span text:style-name="T1">Drop less desirable algorithms and move to AEAD everywhere</text:span></text:p>
              </text:list-item>
              <text:list-item>
                <text:p text:style-name="P11"><text:span text:style-name="T1"><text:s/></text:span><text:span text:style-name="T1">Change how new ciphersuites get defined and get RECOMMENDED</text:span></text:p>
              </text:list-item>
              <text:list-item>
                <text:p text:style-name="P11"><text:span text:style-name="T1"><text:s/></text:span><text:span text:style-name="T1">Added “0-RTT” mode, a double-edged sword! (aka sharp implement)</text:span></text:p>
              </text:list-item>
              <text:list-item>
                <text:p text:style-name="P11"><text:span text:style-name="T1"><text:s/></text:span><text:span text:style-name="T1">RSA key transport removed, all key exchanges provide forward secrecy</text:span></text:p>
              </text:list-item>
              <text:list-item>
                <text:p text:style-name="P11"><text:span text:style-name="T1"><text:s/></text:span><text:span text:style-name="T1">More encryption of handshake including some extensions</text:span></text:p>
              </text:list-item>
              <text:list-item>
                <text:p text:style-name="P11"><text:span text:style-name="T1"><text:s/></text:span><text:span text:style-name="T1">ECC is now built-in </text:span></text:p>
              </text:list-item>
              <text:list-item>
                <text:p text:style-name="P11"><text:span text:style-name="T1"><text:s/></text:span><text:span text:style-name="T1">No more compression or custom DH groups</text:span></text:p>
              </text:list-item>
              <text:list-item>
                <text:p text:style-name="P11"><text:span text:style-name="T1"><text:s/></text:span><text:span text:style-name="T1">Pre-shared keying, tickets and session handling all done in one way</text:span></text:p>
              </text:list-item>
              <text:list-item>
                <text:p text:style-name="P11"><text:span text:style-name="T1"><text:s/></text:span><text:span text:style-name="T1">PKCS#1v1.5 -&gt; RSA PSS for protocol signatures (but not certificates)</text:span></text:p>
              </text:list-item>
              <text:list-item>
                <text:p text:style-name="P11"><text:span text:style-name="T1"><text:s/></text:span><text:span text:style-name="T1">Versioning muck – need to pretend to not be TLSv1.3 for deployment in the real world of middleboxes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5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TLSv1.3 Features</text:span></text:p>
              </text:list-header>
            </text:list>
          </draw:text-box>
        </draw:frame>
        <draw:frame presentation:style-name="pr7" draw:text-style-name="P2" draw:layer="layout" svg:width="25.193cm" svg:height="12.176cm" svg:x="1.397cm" svg:y="4.912cm" presentation:class="outline" presentation:user-transformed="true">
          <draw:text-box>
            <text:list text:style-name="L7">
              <text:list-item>
                <text:p text:style-name="P11"><text:span text:style-name="T1"><text:s/></text:span><text:span text:style-name="T1">These slides are </text:span><text:span text:style-name="T6">not</text:span><text:span text:style-name="T1"> a replacement for reading the spec</text:span></text:p>
              </text:list-item>
              <text:list-item>
                <text:p text:style-name="P11"><text:span text:style-name="T1"><text:s/></text:span><text:span text:style-name="T1">1-RTT handshake</text:span></text:p>
              </text:list-item>
              <text:list-item>
                <text:p text:style-name="P11"><text:span text:style-name="T1"><text:s/></text:span><text:span text:style-name="T1">HRR</text:span></text:p>
              </text:list-item>
              <text:list-item>
                <text:p text:style-name="P11"><text:span text:style-name="T1"><text:s/></text:span><text:span text:style-name="T1">PSK/Resumption</text:span></text:p>
              </text:list-item>
              <text:list-item>
                <text:p text:style-name="P11"><text:span text:style-name="T1"><text:s/></text:span><text:span text:style-name="T1">0-RTT</text:span></text:p>
              </text:list-item>
              <text:list-item>
                <text:p text:style-name="P11"><text:span text:style-name="T1"><text:s/></text:span><text:span text:style-name="T1">Ciphersuite re-factoring</text:span></text:p>
              </text:list-item>
              <text:list-item>
                <text:p text:style-name="P11"><text:span text:style-name="T1"><text:s/></text:span><text:span text:style-name="T1">Key Derivation</text:span></text:p>
              </text:list-item>
              <text:list-item>
                <text:p text:style-name="P11"><text:span text:style-name="T1"><text:s/></text:span><text:span text:style-name="T1">Versioning muck</text:span></text:p>
              </text:list-item>
              <text:list-item>
                <text:p text:style-name="P11"><text:span text:style-name="T1"><text:s/></text:span><text:span text:style-name="T1">(Notable) extensions</text:span></text:p>
              </text:list-item>
              <text:list-item>
                <text:p text:style-name="P11"><text:span text:style-name="T1"><text:s/></text:span><text:span text:style-name="T1">Record Protocol</text:span></text:p>
              </text:list-item>
              <text:list-item>
                <text:p text:style-name="P11"><text:span text:style-name="T1"><text:s/></text:span><text:span text:style-name="T1">Security Properties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6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7"/></text:p>
                <text:p text:style-name="P15"><text:span text:style-name="T8">Full “1-RTT” Handshake</text:span></text:p>
                <text:p text:style-name="P16"><text:span text:style-name="T7"/></text:p>
                <text:p text:style-name="P16"><text:span text:style-name="T9">Client <text:s text:c="46"/>Server</text:span></text:p>
                <text:p text:style-name="P16"><text:span text:style-name="T9"/></text:p>
                <text:p text:style-name="P16"><text:span text:style-name="T9">Key <text:s/>^ ClientHello</text:span></text:p>
                <text:p text:style-name="P16"><text:span text:style-name="T9">Exch | + key_share*</text:span></text:p>
                <text:p text:style-name="P16"><text:span text:style-name="T9"><text:s text:c="5"/></text:span><text:span text:style-name="T9">| + signature_algorithms*</text:span></text:p>
                <text:p text:style-name="P16"><text:span text:style-name="T9"><text:s text:c="5"/></text:span><text:span text:style-name="T9">| + psk_key_exchange_modes*</text:span></text:p>
                <text:p text:style-name="P16"><text:span text:style-name="T9"><text:s text:c="5"/></text:span><text:span text:style-name="T9">v + pre_shared_key* <text:s text:c="8"/>--------&gt;</text:span></text:p>
                <text:p text:style-name="P16"><text:span text:style-name="T9"><text:s text:c="55"/></text:span><text:span text:style-name="T9">ServerHello <text:s/>^ Key</text:span></text:p>
                <text:p text:style-name="P16"><text:span text:style-name="T9"><text:s text:c="54"/></text:span><text:span text:style-name="T9">+ key_share* <text:s/>| Exch</text:span></text:p>
                <text:p text:style-name="P16"><text:span text:style-name="T9"><text:s text:c="49"/></text:span><text:span text:style-name="T9">+ pre_shared_key* <text:s/>v</text:span></text:p>
                <text:p text:style-name="P16"><text:span text:style-name="T9"><text:s text:c="45"/></text:span><text:span text:style-name="T9">{EncryptedExtensions} <text:s/>^ <text:s/>Server</text:span></text:p>
                <text:p text:style-name="P16"><text:span text:style-name="T9"><text:s text:c="45"/></text:span><text:span text:style-name="T9">{CertificateRequest*} <text:s/>v <text:s/>Params</text:span></text:p>
                <text:p text:style-name="P16"><text:span text:style-name="T9"><text:s text:c="52"/></text:span><text:span text:style-name="T9">{Certificate*} <text:s/>^</text:span></text:p>
                <text:p text:style-name="P16"><text:span text:style-name="T9"><text:s text:c="46"/></text:span><text:span text:style-name="T9">{CertificateVerify*} <text:s/>| Auth</text:span></text:p>
                <text:p text:style-name="P16"><text:span text:style-name="T9"><text:s text:c="56"/></text:span><text:span text:style-name="T9">{Finished} <text:s/>v</text:span></text:p>
                <text:p text:style-name="P16"><text:span text:style-name="T9"><text:s text:c="33"/></text:span><text:span text:style-name="T9">&lt;-------- <text:s text:c="4"/>[Application Data*]</text:span></text:p>
                <text:p text:style-name="P16"><text:span text:style-name="T9"><text:s text:c="5"/></text:span><text:span text:style-name="T9">^ {Certificate*}</text:span></text:p>
                <text:p text:style-name="P16"><text:span text:style-name="T9">Auth | {CertificateVerify*}</text:span></text:p>
                <text:p text:style-name="P16"><text:span text:style-name="T9"><text:s text:c="5"/></text:span><text:span text:style-name="T9">v {Finished} <text:s text:c="15"/>--------&gt;</text:span></text:p>
                <text:p text:style-name="P16"><text:span text:style-name="T9"><text:s text:c="7"/></text:span><text:span text:style-name="T9">[Application Data] <text:s text:c="7"/>&lt;-------&gt; <text:s text:c="5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7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7"/></text:p>
                <text:p text:style-name="P15"><text:span text:style-name="T8">Handshake with HelloRetryRequest</text:span></text:p>
                <text:p text:style-name="P16"><text:span text:style-name="T7"/></text:p>
                <text:p text:style-name="P16"><text:span text:style-name="T9"/></text:p>
                <text:p text:style-name="P16"><text:span text:style-name="T9"><text:s text:c="12"/></text:span><text:span text:style-name="T9">Client <text:s text:c="46"/>Server</text:span></text:p>
                <text:p text:style-name="P16"><text:span text:style-name="T9"/></text:p>
                <text:p text:style-name="P16"><text:span text:style-name="T9"><text:s text:c="12"/></text:span><text:span text:style-name="T9">ClientHello</text:span></text:p>
                <text:p text:style-name="P16"><text:span text:style-name="T9"><text:s text:c="12"/></text:span><text:span text:style-name="T9">+ key_share <text:s text:c="12"/>--------&gt;</text:span></text:p>
                <text:p text:style-name="P16"><text:span text:style-name="T9"><text:s text:c="36"/></text:span><text:span text:style-name="T9">&lt;-------- <text:s text:c="8"/>HelloRetryRequest</text:span></text:p>
                <text:p text:style-name="P16"><text:span text:style-name="T9"><text:s text:c="60"/></text:span><text:span text:style-name="T9">+ key_share</text:span></text:p>
                <text:p text:style-name="P16"><text:span text:style-name="T9"/></text:p>
                <text:p text:style-name="P16"><text:span text:style-name="T9"><text:s text:c="12"/></text:span><text:span text:style-name="T9">ClientHello</text:span></text:p>
                <text:p text:style-name="P16"><text:span text:style-name="T9"><text:s text:c="12"/></text:span><text:span text:style-name="T9">+ key_share <text:s text:c="12"/>--------&gt;</text:span></text:p>
                <text:p text:style-name="P16"><text:span text:style-name="T9"><text:s text:c="60"/></text:span><text:span text:style-name="T9">ServerHello</text:span></text:p>
                <text:p text:style-name="P16"><text:span text:style-name="T9"><text:s text:c="60"/></text:span><text:span text:style-name="T9">+ key_share</text:span></text:p>
                <text:p text:style-name="P16"><text:span text:style-name="T9"><text:s text:c="50"/></text:span><text:span text:style-name="T9">{EncryptedExtensions}</text:span></text:p>
                <text:p text:style-name="P16"><text:span text:style-name="T9"><text:s text:c="50"/></text:span><text:span text:style-name="T9">{CertificateRequest*}</text:span></text:p>
                <text:p text:style-name="P16"><text:span text:style-name="T9"><text:s text:c="57"/></text:span><text:span text:style-name="T9">{Certificate*}</text:span></text:p>
                <text:p text:style-name="P16"><text:span text:style-name="T9"><text:s text:c="51"/></text:span><text:span text:style-name="T9">{CertificateVerify*}</text:span></text:p>
                <text:p text:style-name="P16"><text:span text:style-name="T9"><text:s text:c="61"/></text:span><text:span text:style-name="T9">{Finished}</text:span></text:p>
                <text:p text:style-name="P16"><text:span text:style-name="T9"><text:s text:c="36"/></text:span><text:span text:style-name="T9">&lt;-------- <text:s text:c="6"/>[Application Data*]</text:span></text:p>
                <text:p text:style-name="P16"><text:span text:style-name="T9"><text:s text:c="12"/></text:span><text:span text:style-name="T9">{Certificate*}</text:span></text:p>
                <text:p text:style-name="P16"><text:span text:style-name="T9"><text:s text:c="12"/></text:span><text:span text:style-name="T9">{CertificateVerify*}</text:span></text:p>
                <text:p text:style-name="P16"><text:span text:style-name="T9"><text:s text:c="12"/></text:span><text:span text:style-name="T9">{Finished} <text:s text:c="13"/>--------&gt;</text:span></text:p>
                <text:p text:style-name="P16"><text:span text:style-name="T9"><text:s text:c="12"/></text:span><text:span text:style-name="T9">[Application Data] <text:s text:c="5"/>&lt;-------&gt; <text:s text:c="7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8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7"/></text:p>
                <text:p text:style-name="P15"><text:span text:style-name="T8">Resumption/Re-use of PSK</text:span></text:p>
                <text:p text:style-name="P16"><text:span text:style-name="T9"><text:s text:c="12"/></text:span><text:span text:style-name="T9">Client <text:s text:c="46"/>Server</text:span></text:p>
                <text:p text:style-name="P16"><text:span text:style-name="T9"/></text:p>
                <text:p text:style-name="P16"><text:span text:style-name="T9"><text:s text:c="3"/></text:span><text:span text:style-name="T9">Initial Handshake:</text:span></text:p>
                <text:p text:style-name="P16"><text:span text:style-name="T9"><text:s text:c="10"/></text:span><text:span text:style-name="T9">ClientHello</text:span></text:p>
                <text:p text:style-name="P16"><text:span text:style-name="T9"><text:s text:c="10"/></text:span><text:span text:style-name="T9">+ key_share <text:s text:c="14"/>--------&gt;</text:span></text:p>
                <text:p text:style-name="P16"><text:span text:style-name="T9"><text:s text:c="58"/></text:span><text:span text:style-name="T9">ServerHello</text:span></text:p>
                <text:p text:style-name="P16"><text:span text:style-name="T9"><text:s text:c="58"/></text:span><text:span text:style-name="T9">+ key_share</text:span></text:p>
                <text:p text:style-name="P16"><text:span text:style-name="T9"><text:s text:c="48"/></text:span><text:span text:style-name="T9">{EncryptedExtensions}</text:span></text:p>
                <text:p text:style-name="P16"><text:span text:style-name="T9"><text:s text:c="48"/></text:span><text:span text:style-name="T9">{CertificateRequest*}</text:span></text:p>
                <text:p text:style-name="P16"><text:span text:style-name="T9"><text:s text:c="55"/></text:span><text:span text:style-name="T9">{Certificate*}</text:span></text:p>
                <text:p text:style-name="P16"><text:span text:style-name="T9"><text:s text:c="49"/></text:span><text:span text:style-name="T9">{CertificateVerify*}</text:span></text:p>
                <text:p text:style-name="P16"><text:span text:style-name="T9"><text:s text:c="59"/></text:span><text:span text:style-name="T9">{Finished}</text:span></text:p>
                <text:p text:style-name="P16"><text:span text:style-name="T9"><text:s text:c="36"/></text:span><text:span text:style-name="T9">&lt;-------- <text:s text:c="4"/>[Application Data*]</text:span></text:p>
                <text:p text:style-name="P16"><text:span text:style-name="T9"><text:s text:c="10"/></text:span><text:span text:style-name="T9">{Certificate*}</text:span></text:p>
                <text:p text:style-name="P16"><text:span text:style-name="T9"><text:s text:c="10"/></text:span><text:span text:style-name="T9">{CertificateVerify*}</text:span></text:p>
                <text:p text:style-name="P16"><text:span text:style-name="T9"><text:s text:c="10"/></text:span><text:span text:style-name="T9">{Finished} <text:s text:c="15"/>--------&gt;</text:span></text:p>
                <text:p text:style-name="P16"><text:span text:style-name="T9"><text:s text:c="36"/></text:span><text:span text:style-name="T9">&lt;-------- <text:s text:c="5"/>[NewSessionTicket]</text:span></text:p>
                <text:p text:style-name="P16"><text:span text:style-name="T9"><text:s text:c="10"/></text:span><text:span text:style-name="T9">[Application Data] <text:s text:c="7"/>&lt;-------&gt; <text:s text:c="5"/>[Application Data]</text:span></text:p>
                <text:p text:style-name="P16"><text:span text:style-name="T9"/></text:p>
                <text:p text:style-name="P16"><text:span text:style-name="T9"><text:s text:c="3"/></text:span><text:span text:style-name="T9">Subsequent Handshake:</text:span></text:p>
                <text:p text:style-name="P16"><text:span text:style-name="T9"><text:s text:c="10"/></text:span><text:span text:style-name="T9">ClientHello</text:span></text:p>
                <text:p text:style-name="P16"><text:span text:style-name="T9"><text:s text:c="10"/></text:span><text:span text:style-name="T9">+ key_share*</text:span></text:p>
                <text:p text:style-name="P16"><text:span text:style-name="T9"><text:s text:c="10"/></text:span><text:span text:style-name="T9">+ pre_shared_key <text:s text:c="9"/>--------&gt;</text:span></text:p>
                <text:p text:style-name="P16"><text:span text:style-name="T9"><text:s text:c="58"/></text:span><text:span text:style-name="T9">ServerHello</text:span></text:p>
                <text:p text:style-name="P16"><text:span text:style-name="T9"><text:s text:c="53"/></text:span><text:span text:style-name="T9">+ pre_shared_key</text:span></text:p>
                <text:p text:style-name="P16"><text:span text:style-name="T9"><text:s text:c="57"/></text:span><text:span text:style-name="T9">+ key_share*</text:span></text:p>
                <text:p text:style-name="P16"><text:span text:style-name="T9"><text:s text:c="48"/></text:span><text:span text:style-name="T9">{EncryptedExtensions}</text:span></text:p>
                <text:p text:style-name="P16"><text:span text:style-name="T9"><text:s text:c="59"/></text:span><text:span text:style-name="T9">{Finished}</text:span></text:p>
                <text:p text:style-name="P16"><text:span text:style-name="T9"><text:s text:c="36"/></text:span><text:span text:style-name="T9">&lt;-------- <text:s text:c="4"/>[Application Data*]</text:span></text:p>
                <text:p text:style-name="P16"><text:span text:style-name="T9"><text:s text:c="10"/></text:span><text:span text:style-name="T9">{Finished} <text:s text:c="15"/>--------&gt;</text:span></text:p>
                <text:p text:style-name="P16"><text:span text:style-name="T9"><text:s text:c="10"/></text:span><text:span text:style-name="T9">[Application Data] <text:s text:c="7"/>&lt;-------&gt; <text:s text:c="5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9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7"/></text:p>
                <text:p text:style-name="P15"><text:span text:style-name="T8">“</text:span><text:span text:style-name="T8">0-RTT” Early Data</text:span></text:p>
                <text:p text:style-name="P16"><text:span text:style-name="T9"/></text:p>
                <text:p text:style-name="P16"><text:span text:style-name="T9"><text:s text:c="12"/></text:span><text:span text:style-name="T9">Client <text:s text:c="46"/>Server</text:span></text:p>
                <text:p text:style-name="P16"><text:span text:style-name="T9"/></text:p>
                <text:p text:style-name="P16"><text:span text:style-name="T9"><text:s text:c="12"/></text:span><text:span text:style-name="T9">ClientHello</text:span></text:p>
                <text:p text:style-name="P16"><text:span text:style-name="T9"><text:s text:c="12"/></text:span><text:span text:style-name="T9">+ early_data</text:span></text:p>
                <text:p text:style-name="P16"><text:span text:style-name="T9"><text:s text:c="12"/></text:span><text:span text:style-name="T9">+ key_share*</text:span></text:p>
                <text:p text:style-name="P16"><text:span text:style-name="T9"><text:s text:c="12"/></text:span><text:span text:style-name="T9">+ psk_key_exchange_modes</text:span></text:p>
                <text:p text:style-name="P16"><text:span text:style-name="T9"><text:s text:c="12"/></text:span><text:span text:style-name="T9">+ pre_shared_key</text:span></text:p>
                <text:p text:style-name="P16"><text:span text:style-name="T9"><text:s text:c="12"/></text:span><text:span text:style-name="T9">(Application Data*) <text:s text:c="4"/>--------&gt;</text:span></text:p>
                <text:p text:style-name="P16"><text:span text:style-name="T9"><text:s text:c="60"/></text:span><text:span text:style-name="T9">ServerHello</text:span></text:p>
                <text:p text:style-name="P16"><text:span text:style-name="T9"><text:s text:c="55"/></text:span><text:span text:style-name="T9">+ pre_shared_key</text:span></text:p>
                <text:p text:style-name="P16"><text:span text:style-name="T9"><text:s text:c="59"/></text:span><text:span text:style-name="T9">+ key_share*</text:span></text:p>
                <text:p text:style-name="P16"><text:span text:style-name="T9"><text:s text:c="50"/></text:span><text:span text:style-name="T9">{EncryptedExtensions}</text:span></text:p>
                <text:p text:style-name="P16"><text:span text:style-name="T9"><text:s text:c="58"/></text:span><text:span text:style-name="T9">+ early_data*</text:span></text:p>
                <text:p text:style-name="P16"><text:span text:style-name="T9"><text:s text:c="61"/></text:span><text:span text:style-name="T9">{Finished}</text:span></text:p>
                <text:p text:style-name="P16"><text:span text:style-name="T9"><text:s text:c="36"/></text:span><text:span text:style-name="T9">&lt;-------- <text:s text:c="6"/>[Application Data*]</text:span></text:p>
                <text:p text:style-name="P16"><text:span text:style-name="T9"><text:s text:c="12"/></text:span><text:span text:style-name="T9">(EndOfEarlyData)</text:span></text:p>
                <text:p text:style-name="P16"><text:span text:style-name="T9"><text:s text:c="12"/></text:span><text:span text:style-name="T9">{Finished} <text:s text:c="13"/>--------&gt;</text:span></text:p>
                <text:p text:style-name="P16"><text:span text:style-name="T9"/></text:p>
                <text:p text:style-name="P16"><text:span text:style-name="T9"><text:s text:c="12"/></text:span><text:span text:style-name="T9">[Application Data] <text:s text:c="5"/>&lt;-------&gt; <text:s text:c="7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0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“</text:span><text:span text:style-name="T1">0-RTT” Issues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81cm" presentation:class="outline" presentation:user-transformed="true">
          <draw:text-box>
            <text:list text:style-name="L7">
              <text:list-item>
                <text:p text:style-name="P11"><text:span text:style-name="T10">“</text:span><text:span text:style-name="T10">0-RTT” is a DANGEROUS IMPLEMENT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"><text:s/>“</text:span><text:span text:style-name="T1">0-RTT” isn’t really quite accurate terminology – client needs first to have a PSK, and of course doesn’t get an answer for at least one RTT and there could be a DNS RTT first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1">Browsers want to send HTTP GET requests in “first flight” - without this feature it’s likely TLSv1.3 would not have been adopted on the web 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">People need more incentives than just better security to cause them to upgrade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1">Problem: </text:span><text:span text:style-name="T6">early-data can be REPLAYed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">Attacker records 0-RTT messages incl. early data</text:span></text:p>
                  </text:list-item>
                  <text:list-item>
                    <text:p text:style-name="P12"><text:span text:style-name="T1">Replay that against another instance of a load-balanced server, e.g. in another data-centre where load-balanced instances can’t easily share an anti-replay cache</text:span></text:p>
                  </text:list-item>
                  <text:list-item>
                    <text:p text:style-name="P12"><text:span text:style-name="T1">Example: DPRIVE – DNS/TLS with anycast recursives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1">Bigger problem: properly handling the semantics of early-data is neither simple nor obvious, but the attraction of go-faster-stripes is simple and obvious</text:span></text:p>
              </text:list-item>
              <text:list-item>
                <text:p text:style-name="P11"><text:span text:style-name="T1">Smaller problem – early-data not authenticated until server validates client’s Finished – can cause API headaches in servers, - do not act on early-data until after Finished is checked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">Web servers might or might not (yuk) adhere to this rule, as in theory (but not in practice), HTTP GET and some other HTTP request methods are idempotent; see RFC 847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1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Ciphersuite Re-factoring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1"><text:span text:style-name="T11">As the handshake has changed a lot, the WG decided to separate out record layer crypto from key exchange and authentication so...</text:span></text:p>
              </text:list-item>
              <text:list-item>
                <text:p text:style-name="P11"><text:span text:style-name="T11">TLSv1.3 ciphersuites only reflect the record layer encryption (bulk cipher and key derivation function hash function) and not the key exchange and authentication parameters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1">TLS_AES_128_GCM_SHA256 is a TLSv1.3 ciphersuite</text:span></text:p>
                  </text:list-item>
                  <text:list-item>
                    <text:p text:style-name="P12"><text:span text:style-name="T11">TLS_RSA_WITH_AES_128_CBC_SHA256 is a TLSv1.2 ciphersuite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11">Key exchange and authentication parameters are dealt with in handshake extensions in TLSv1.3, e.g. using the key_share, supported_groups and signature_algorithms extensions in ClientHello and other handshake messages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2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7"/></text:p>
                <text:p text:style-name="P15"><text:span text:style-name="T8">Key Schedule/Derivation Function</text:span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  <text:p text:style-name="P16"><text:span text:style-name="T9"><text:s text:c="7"/></text:span><text:span text:style-name="T9">HKDF-Expand-Label(Secret, Label, Context, Length) =</text:span></text:p>
                <text:p text:style-name="P16"><text:span text:style-name="T9"><text:s text:c="12"/></text:span><text:span text:style-name="T9">HKDF-Expand(Secret, HkdfLabel, Length)</text:span></text:p>
                <text:p text:style-name="P16"><text:span text:style-name="T9"/></text:p>
                <text:p text:style-name="P16"><text:span text:style-name="T9"><text:s text:c="7"/></text:span><text:span text:style-name="T9">Where HkdfLabel is specified as:</text:span></text:p>
                <text:p text:style-name="P16"><text:span text:style-name="T9"/></text:p>
                <text:p text:style-name="P16"><text:span text:style-name="T9"><text:s text:c="7"/></text:span><text:span text:style-name="T9">struct {</text:span></text:p>
                <text:p text:style-name="P16"><text:span text:style-name="T9"><text:s text:c="11"/></text:span><text:span text:style-name="T9">uint16 length = Length;</text:span></text:p>
                <text:p text:style-name="P16"><text:span text:style-name="T9"><text:s text:c="11"/></text:span><text:span text:style-name="T9">opaque label&lt;7..255&gt; = "tls13 " + Label;</text:span></text:p>
                <text:p text:style-name="P16"><text:span text:style-name="T9"><text:s text:c="11"/></text:span><text:span text:style-name="T9">opaque context&lt;0..255&gt; = Context;</text:span></text:p>
                <text:p text:style-name="P16"><text:span text:style-name="T9"><text:s text:c="7"/></text:span><text:span text:style-name="T9">} HkdfLabel;</text:span></text:p>
                <text:p text:style-name="P16"><text:span text:style-name="T9"/></text:p>
                <text:p text:style-name="P16"><text:span text:style-name="T9"><text:s text:c="7"/></text:span><text:span text:style-name="T9">Derive-Secret(Secret, Label, Messages) =</text:span></text:p>
                <text:p text:style-name="P16"><text:span text:style-name="T9"><text:s text:c="12"/></text:span><text:span text:style-name="T9">HKDF-Expand-Label(Secret, Label,</text:span></text:p>
                <text:p text:style-name="P16"><text:span text:style-name="T9"><text:s text:c="30"/></text:span><text:span text:style-name="T9">Transcript-Hash(Messages), Hash.length)</text:span></text:p>
                <text:p text:style-name="P16"><text:span text:style-name="T9"/></text:p>
                <text:p text:style-name="P16"><text:span text:style-name="T9"/></text:p>
                <text:p text:style-name="P16"><text:span text:style-name="T9"><text:s text:c="7"/></text:span><text:span text:style-name="T9">HKDF is defined in RFC 5869</text:span></text:p>
                <text:p text:style-name="P16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3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7"/></text:p>
                <text:p text:style-name="P15"><text:span text:style-name="T8">Key Schedule/Derivation (1/2)</text:span></text:p>
                <text:p text:style-name="P16"><text:span text:style-name="T9"/></text:p>
                <text:p text:style-name="P16"><text:span text:style-name="T9"><text:s text:c="17"/></text:span><text:span text:style-name="T9">0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v</text:span></text:p>
                <text:p text:style-name="P16"><text:span text:style-name="T9"><text:s text:c="3"/></text:span><text:span text:style-name="T9">PSK -&gt; <text:s/>HKDF-Extract = Early Secret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</text:span></text:p>
                <text:p text:style-name="P16"><text:span text:style-name="T9"><text:s text:c="17"/></text:span><text:span text:style-name="T9">| <text:s text:c="20"/>"ext binder" |</text:span></text:p>
                <text:p text:style-name="P16"><text:span text:style-name="T9"><text:s text:c="17"/></text:span><text:span text:style-name="T9">| <text:s text:c="20"/>"res binder",</text:span></text:p>
                <text:p text:style-name="P16"><text:span text:style-name="T9"><text:s text:c="17"/></text:span><text:span text:style-name="T9">| <text:s text:c="20"/>"")</text:span></text:p>
                <text:p text:style-name="P16"><text:span text:style-name="T9"><text:s text:c="17"/></text:span><text:span text:style-name="T9">| <text:s text:c="20"/>= binder_key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 "c e traffic",</text:span></text:p>
                <text:p text:style-name="P16"><text:span text:style-name="T9"><text:s text:c="17"/></text:span><text:span text:style-name="T9">| <text:s text:c="20"/>ClientHello)</text:span></text:p>
                <text:p text:style-name="P16"><text:span text:style-name="T9"><text:s text:c="17"/></text:span><text:span text:style-name="T9">| <text:s text:c="20"/>= client_early_traffic_secret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 "e exp master",</text:span></text:p>
                <text:p text:style-name="P16"><text:span text:style-name="T9"><text:s text:c="17"/></text:span><text:span text:style-name="T9">| <text:s text:c="20"/>ClientHello)</text:span></text:p>
                <text:p text:style-name="P16"><text:span text:style-name="T9"><text:s text:c="17"/></text:span><text:span text:style-name="T9">| <text:s text:c="20"/>= early_exporter_master_secret</text:span></text:p>
                <text:p text:style-name="P16"><text:span text:style-name="T9"><text:s text:c="17"/></text:span><text:span text:style-name="T9">v</text:span></text:p>
                <text:p text:style-name="P16"><text:span text:style-name="T9"><text:s text:c="11"/></text:span><text:span text:style-name="T9">Derive-Secret(., "derived", "")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v</text:span></text:p>
                <text:p text:style-name="P16"><text:span text:style-name="T9">(EC)DHE -&gt; HKDF-Extract = Handshake Secret</text:span></text:p>
                <text:p text:style-name="P16"><text:span text:style-name="T9"><text:s text:c="16"/></text:span></text:p>
                <text:p text:style-name="P16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4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7"/></text:p>
                <text:p text:style-name="P15"><text:span text:style-name="T8">Key Schedule/Derivation (2/2)</text:span></text:p>
                <text:p text:style-name="P16"><text:span text:style-name="T9"/></text:p>
                <text:p text:style-name="P16"><text:span text:style-name="T9"><text:s text:c="3"/></text:span><text:span text:style-name="T9">(EC)DHE -&gt; HKDF-Extract = Handshake Secret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 "c hs traffic",</text:span></text:p>
                <text:p text:style-name="P16"><text:span text:style-name="T9"><text:s text:c="17"/></text:span><text:span text:style-name="T9">| <text:s text:c="20"/>ClientHello...ServerHello)</text:span></text:p>
                <text:p text:style-name="P16"><text:span text:style-name="T9"><text:s text:c="17"/></text:span><text:span text:style-name="T9">| <text:s text:c="20"/>= client_handshake_traffic_secret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 "s hs traffic",</text:span></text:p>
                <text:p text:style-name="P16"><text:span text:style-name="T9"><text:s text:c="17"/></text:span><text:span text:style-name="T9">| <text:s text:c="20"/>ClientHello...ServerHello)</text:span></text:p>
                <text:p text:style-name="P16"><text:span text:style-name="T9"><text:s text:c="17"/></text:span><text:span text:style-name="T9">| <text:s text:c="20"/>= server_handshake_traffic_secret</text:span></text:p>
                <text:p text:style-name="P16"><text:span text:style-name="T9"><text:s text:c="17"/></text:span><text:span text:style-name="T9">v</text:span></text:p>
                <text:p text:style-name="P16"><text:span text:style-name="T9"><text:s text:c="11"/></text:span><text:span text:style-name="T9">Derive-Secret(., "derived", "")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v</text:span></text:p>
                <text:p text:style-name="P16"><text:span text:style-name="T9"><text:s text:c="6"/></text:span><text:span text:style-name="T9">0 -&gt; HKDF-Extract = Master Secret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 "c ap traffic",</text:span></text:p>
                <text:p text:style-name="P16"><text:span text:style-name="T9"><text:s text:c="17"/></text:span><text:span text:style-name="T9">| <text:s text:c="20"/>ClientHello...server Finished)</text:span></text:p>
                <text:p text:style-name="P16"><text:span text:style-name="T9"><text:s text:c="17"/></text:span><text:span text:style-name="T9">| <text:s text:c="20"/>= client_application_traffic_secret_0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 "s ap traffic",</text:span></text:p>
                <text:p text:style-name="P16"><text:span text:style-name="T9"><text:s text:c="17"/></text:span><text:span text:style-name="T9">| <text:s text:c="20"/>ClientHello...server Finished)</text:span></text:p>
                <text:p text:style-name="P16"><text:span text:style-name="T9"><text:s text:c="17"/></text:span><text:span text:style-name="T9">| <text:s text:c="20"/>= server_application_traffic_secret_0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 "exp master",</text:span></text:p>
                <text:p text:style-name="P16"><text:span text:style-name="T9"><text:s text:c="17"/></text:span><text:span text:style-name="T9">| <text:s text:c="20"/>ClientHello...server Finished)</text:span></text:p>
                <text:p text:style-name="P16"><text:span text:style-name="T9"><text:s text:c="17"/></text:span><text:span text:style-name="T9">| <text:s text:c="20"/>= exporter_master_secret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 "res master",</text:span></text:p>
                <text:p text:style-name="P16"><text:span text:style-name="T9"><text:s text:c="39"/></text:span><text:span text:style-name="T9">ClientHello...client Finished)</text:span></text:p>
                <text:p text:style-name="P16"><text:span text:style-name="T9"><text:s text:c="39"/></text:span><text:span text:style-name="T9">= resumption_master_secret</text:span></text:p>
                <text:p text:style-name="P16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5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Versioning Muck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1"><text:span text:style-name="T11">Middleboxes break things, so TLSv1.3 pretends to be TLSv1.2 in various ways</text:span></text:p>
              </text:list-item>
              <text:list-item>
                <text:p text:style-name="P11"><text:span text:style-name="T11">supported_versions extension is where the real info is now</text:span></text:p>
              </text:list-item>
              <text:list-item>
                <text:p text:style-name="P11"><text:span text:style-name="T11">ClientHello/ServerHello pretend to be TLSv1.0 or TLSv1.2</text:span></text:p>
              </text:list-item>
              <text:list-item>
                <text:p text:style-name="P11"><text:span text:style-name="T11">“</text:span><text:span text:style-name="T11">Dummy” change_cipher_spec messages (see Appendix D.4) make the handshake look more like TLSv1.2</text:span></text:p>
              </text:list-item>
              <text:list-item>
                <text:p text:style-name="P11"><text:span text:style-name="T11">HelloRetryRequest pretends to be a TLSv1.2 ServerHello (magic values distinguish HRR)</text:span></text:p>
              </text:list-item>
              <text:list-item>
                <text:p text:style-name="P11"><text:span text:style-name="T11">Record layer messages pretend to be TLSv1.2 </text:span></text:p>
              </text:list-item>
              <text:list-item>
                <text:p text:style-name="P11"><text:span text:style-name="T11">Absent this muck, at least 5-10% of TLSv1.3 sessions fail</text:span></text:p>
              </text:list-item>
              <text:list-item>
                <text:p text:style-name="P11"><text:span text:style-name="T11">Appendix D also covers additional cases, e.g. where only some load-balanced server instances are updated at the moment (maybe due to reboots/failures or slow rollout of a new TLSv1.3 deployment)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6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Notable Extensions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1"><text:span text:style-name="T11">There are lots, some are mandatory to use for TLSv1.3, some are in-practice mandatory for the web, some not mentioned so far include:</text:span></text:p>
              </text:list-item>
              <text:list-item>
                <text:p text:style-name="P11"><text:span text:style-name="T11">cookie – helps with DDoS and DTLS</text:span></text:p>
              </text:list-item>
              <text:list-item>
                <text:p text:style-name="P11"><text:span text:style-name="T11">post_handshake_auth – is how TLS client auth is supported in TLSv1.3</text:span></text:p>
              </text:list-item>
              <text:list-item>
                <text:p text:style-name="P11"><text:span text:style-name="T11">psk_key_exchange_modes and pre_shared_key – when using PSK</text:span></text:p>
              </text:list-item>
              <text:list-item>
                <text:p text:style-name="P11"><text:span text:style-name="T11">encrypted_extensions – used from server -&gt; client </text:span></text:p>
              </text:list-item>
              <text:list-item>
                <text:p text:style-name="P11"><text:span text:style-name="T11">Some TLSv1.2 extensions remain usable in TLSv1.3 e.g. ALPN (RFC 7301)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7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Record Layer 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1"><text:span text:style-name="T11">Now AEAD and differently derived keys but same max record size (2^14 octets) and same external headers (incl. fake version)</text:span></text:p>
              </text:list-item>
              <text:list-item>
                <text:p text:style-name="P11"><text:span text:style-name="T11">AEAD =&gt; “MAC-then-encrypt” issues that caused a number of problems go away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8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Security Properties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1"><text:span text:style-name="T11">See Appendix E of the spec, and the references therein, the TRON and TLS-DIV proceedings, and other publications</text:span></text:p>
              </text:list-item>
              <text:list-item>
                <text:p text:style-name="P11"><text:span text:style-name="T11">Forward secrecy is not absolute – TLSv1.3 attempts to provide FS wrt long term private keys but e.g. DH public vaue re-use for performance reasons can result is less than perfect FS</text:span></text:p>
              </text:list-item>
              <text:list-item>
                <text:p text:style-name="P11"><text:span text:style-name="T11">TLSv1.3 attempts to confidentiality protect identities, which is new. Server identity protection however cannot resist active attack.</text:span></text:p>
              </text:list-item>
              <text:list-item>
                <text:p text:style-name="P11"><text:span text:style-name="T11">Separation between key purposes is much more deliberate and far less ad-hoc than earlier versions of TLS.</text:span></text:p>
              </text:list-item>
              <text:list-item>
                <text:p text:style-name="P11"><text:span text:style-name="T11">Remember the security differences wrt “0-RTT”</text:span></text:p>
              </text:list-item>
              <text:list-item>
                <text:p text:style-name="P11"><text:span text:style-name="T11">Traffic analysis still works – padding mechanism exists but HOWTO use it successfully is a work-in-progress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9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Summary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1"><text:span text:style-name="T11">TLSv1.3 is a real improvement in almost all respects - Other than “0-RTT,” changes are all improvements IMO, some significant</text:span></text:p>
              </text:list-item>
              <text:list-item>
                <text:p text:style-name="P17"><text:span text:style-name="T11">Deployment is significant</text:span></text:p>
              </text:list-item>
              <text:list-item>
                <text:p text:style-name="P11"><text:span text:style-name="T11">Careful though – it’d not be the first time we thought we’d gotten something new correct and were ultimately proven wrong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20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SC Regular" style:font-family-asian="'Noto Sans CJK SC Regular'" style:font-pitch-asian="variable" style:font-size-asian="28pt" style:font-style-asian="normal" style:font-weight-asian="normal" style:font-name-complex="Noto Sans CJK SC Regular" style:font-family-complex="'Noto Sans CJK SC Regular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pitch-asian="variable" style:font-size-asian="24pt" style:font-style-asian="normal" style:font-weight-asian="normal" style:font-name-complex="Noto Sans CJK SC Regular" style:font-family-complex="'Noto Sans CJK SC Regular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44pt" style:font-style-asian="normal" style:font-weight-asian="normal" style:font-name-complex="Noto Sans CJK SC Regular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3%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7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9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font-name="Times New Roman" fo:font-size="14pt" fo:language="en" fo:country="IE" style:font-name-asian="DejaVu Sans1" style:font-size-asian="14pt" style:language-asian="en" style:country-asian="IE" style:font-name-complex="DejaVu Sans1" style:font-size-complex="14pt" style:language-complex="en" style:country-complex="I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71cm" svg:height="3.479cm" svg:x="1.397cm" svg:y="0.837cm" presentation:class="title" presentation:placeholder="true">
        <draw:text-box/>
      </draw:frame>
      <draw:frame presentation:style-name="Default-outline1" draw:layer="backgroundobjects" svg:width="25.171cm" svg:height="12.154cm" svg:x="1.397cm" svg:y="4.912cm" presentation:class="outline" presentation:placeholder="true">
        <draw:text-box/>
      </draw:frame>
      <draw:frame draw:style-name="Mgr3" draw:text-style-name="MP6" draw:layer="backgroundobjects" svg:width="6.495cm" svg:height="1.42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85cm" svg:height="1.42cm" svg:x="9.578cm" svg:y="19.129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6.496cm" svg:height="1.42cm" svg:x="20.077cm" svg:y="19.129cm" presentation:class="page-number">
        <draw:text-box>
          <text:list text:style-name="ML1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21cm" svg:height="29.7cm" svg:x="0cm" svg:y="0cm">
          <text:p/>
        </draw:rect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21cm" svg:height="11.108cm" svg:x="3.073cm" svg:y="2.258cm" presentation:class="page"/>
        <draw:frame presentation:style-name="Default-notes" draw:layer="backgroundobjects" svg:width="16.775cm" svg:height="13.339cm" svg:x="2.098cm" svg:y="14.106cm" presentation:class="notes" presentation:placeholder="true">
          <draw:text-box/>
        </draw:frame>
        <draw:frame draw:style-name="Mgr8" draw:text-style-name="MP6" draw:layer="backgroundobjects" svg:width="9.088cm" svg:height="1.46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9" draw:text-style-name="MP10" draw:layer="backgroundobjects" svg:width="9.089cm" svg:height="1.46cm" svg:x="11.883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10" draw:text-style-name="MP6" draw:layer="backgroundobjects" svg:width="9.088cm" svg:height="1.46cm" svg:x="0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1" draw:text-style-name="MP10" draw:layer="backgroundobjects" svg:width="9.089cm" svg:height="1.46cm" svg:x="11.883cm" svg:y="28.213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3-05T14:19:38.151389600</meta:creation-date>
    <dc:date>2023-03-07T12:41:57.022621926</dc:date>
    <meta:editing-cycles>123</meta:editing-cycles>
    <meta:editing-duration>PT4H35M58S</meta:editing-duration>
    <meta:generator>LibreOffice/7.4.4.2$Linux_X86_64 LibreOffice_project/40$Build-2</meta:generator>
    <meta:document-statistic meta:object-count="99"/>
  </office:meta>
</office:document-meta>
</file>